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34cm" svg:height="8.4cm" svg:x="0.0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02:41.366746927</dc:date>
    <meta:editing-duration>PT3M3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35cm" svg:height="8.401cm" xlink:href="." xlink:type="simple" chart:class="chart:scatter" chart:style-name="ch1">
        <chart:plot-area chart:style-name="ch2" chart:data-source-has-labels="both" svg:x="0.298cm" svg:y="0.168cm" svg:width="14.339cm" svg:height="8.065cm">
          <chart:coordinate-region svg:x="0.84cm" svg:y="0.367cm" svg:width="13.703cm" svg:height="7.667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10218211923262E-015">
                <text:p>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